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 style:master-page-name="Standard">
      <style:table-properties style:width="6.5in" style:page-number="1" table:align="margins" style:shadow="none"/>
    </style:style>
    <style:style style:name="Table1.A" style:family="table-column">
      <style:table-column-properties style:column-width="2.9389in" style:rel-column-width="4232*"/>
    </style:style>
    <style:style style:name="Table1.B" style:family="table-column">
      <style:table-column-properties style:column-width="3.5611in" style:rel-column-width="5128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fo:font-style="italic" style:font-size-asian="8pt" style:font-style-asian="italic" style:font-size-complex="8pt"/>
    </style:style>
    <style:style style:name="P5" style:family="paragraph" style:parent-style-name="Standard">
      <style:paragraph-properties fo:margin-top="0in" fo:margin-bottom="0in" loext:contextual-spacing="false"/>
      <style:text-properties fo:font-size="13pt" style:font-size-asian="13pt" style:font-size-complex="13pt"/>
    </style:style>
    <style:style style:name="P6" style:family="paragraph" style:parent-style-name="Standard">
      <style:paragraph-properties fo:margin-top="0in" fo:margin-bottom="0in" loext:contextual-spacing="false"/>
      <style:text-properties fo:font-size="13pt" officeooo:paragraph-rsid="0017e395" style:font-size-asian="13pt" style:font-size-complex="13pt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1">
      <style:text-properties fo:font-size="11pt" officeooo:paragraph-rsid="0017e395" style:font-size-asian="11pt" style:font-size-complex="11pt"/>
    </style:style>
    <style:style style:name="P10" style:family="paragraph" style:parent-style-name="Standard">
      <style:text-properties fo:font-size="11pt" officeooo:paragraph-rsid="0017e395" style:font-size-asian="11pt" style:font-size-complex="11pt"/>
    </style:style>
    <style:style style:name="P11" style:family="paragraph" style:parent-style-name="Standard" style:list-style-name="L3">
      <style:text-properties fo:font-size="11pt" officeooo:paragraph-rsid="0017e395" style:font-size-asian="11pt" style:font-size-complex="11pt"/>
    </style:style>
    <style:style style:name="P12" style:family="paragraph" style:parent-style-name="Standard">
      <style:paragraph-properties fo:break-before="page"/>
      <style:text-properties fo:font-size="11pt" officeooo:paragraph-rsid="0017e395" style:font-size-asian="11pt" style:font-size-complex="11pt"/>
    </style:style>
    <style:style style:name="T1" style:family="text">
      <style:text-properties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3" style:family="text">
      <style:text-properties fo:font-weight="normal" style:font-weight-asian="normal"/>
    </style:style>
    <style:style style:name="T4" style:family="text">
      <style:text-properties officeooo:rsid="001749b7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officeooo:rsid="0017608c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officeooo:rsid="0017e395"/>
    </style:style>
    <style:style style:name="T9" style:family="text">
      <style:text-properties officeooo:rsid="001a9e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Incident response staff contact info:</text:p>
            <text:p text:style-name="P6"/>
            <text:p text:style-name="P6"/>
            <text:p text:style-name="P6">Date:</text:p>
            <text:p text:style-name="P6">Time:</text:p>
            <text:p text:style-name="P6">Location of incident:</text:p>
          </table:table-cell>
          <table:table-cell table:style-name="Table1.B1" office:value-type="string">
            <text:p text:style-name="P12">Goals:</text:p>
            <text:list xml:id="list1578847450" text:style-name="L1">
              <text:list-item>
                <text:p text:style-name="P9">Be a neutral third-party to gather data</text:p>
              </text:list-item>
              <text:list-item>
                <text:p text:style-name="P9">Be an active listener and don't judge</text:p>
              </text:list-item>
              <text:list-item>
                <text:p text:style-name="P9">Ensure the reporter's safety</text:p>
              </text:list-item>
            </text:list>
            <text:p text:style-name="P10">Procedure:</text:p>
            <text:list xml:id="list2807130127" text:style-name="L3">
              <text:list-item>
                <text:p text:style-name="P11">Go to a quiet, private place</text:p>
              </text:list-item>
              <text:list-item>
                <text:p text:style-name="P11">Clarify any confusion you have</text:p>
              </text:list-item>
              <text:list-item>
                <text:p text:style-name="P11">Thank reporter <text:span text:style-name="T8">&amp; acknowledge their report</text:span></text:p>
              </text:list-item>
              <text:list-item>
                <text:p text:style-name="P11">Get names and contact info</text:p>
              </text:list-item>
              <text:list-item>
                <text:p text:style-name="P11">Seek additional resources for the reporter</text:p>
              </text:list-item>
            </text:list>
          </table:table-cell>
        </table:table-row>
      </table:table>
      <text:p text:style-name="P5"/>
      <text:p text:style-name="P5"><text:span text:style-name="T7">Is the incident on-going? If so, stop and contact additional responders.</text:span></text:p>
      <text:p text:style-name="P5"/>
      <text:p text:style-name="P5">Reported person’s name or description:</text:p>
      <text:p text:style-name="P5"/>
      <text:p text:style-name="P5"/>
      <text:p text:style-name="P5"/>
      <text:p text:style-name="P5">Incident description and additional documentation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Actions reporter <text:span text:style-name="T6">has requested you take (do not prompt the reporter)</text:span>:</text:p>
      <text:p text:style-name="P5"/>
      <text:p text:style-name="P5"/>
      <text:p text:style-name="P5"/>
      <text:p text:style-name="P5"/>
      <text:p text:style-name="P5">Reporter name &amp; contact info:</text:p>
      <text:p text:style-name="P5"/>
      <text:p text:style-name="P5"/>
      <text:p text:style-name="P5"/>
      <text:p text:style-name="P2"><text:span text:style-name="T5">Additional witness(es) contact info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Liberation Serif" fo:font-family="'Liberation Serif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MP2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MP3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fo:font-style="italic" style:font-size-asian="8pt" style:font-style-asian="italic" style:font-size-complex="8pt"/>
    </style:style>
    <style:style style:name="MT1" style:family="text">
      <style:text-properties officeooo:rsid="001a9e00"/>
    </style:style>
    <style:style style:name="MT2" style:family="text">
      <style:text-properties officeooo:rsid="001749b7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>Incident Response Documentation Template</text:p>
        <text:p text:style-name="MP3">CC BY-NC-SA <text:span text:style-name="MT1">4.0</text:span> <text:span text:style-name="MT2">Otter Tech LLC &lt;sharp@otter.technology&gt;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dc:date>2018-02-08T11:36:09.545342964</dc:date>
    <dc:creator>Sarah Sharp</dc:creator>
    <meta:editing-duration>PT1H44M33S</meta:editing-duration>
    <meta:editing-cycles>6</meta:editing-cycles>
    <meta:document-statistic meta:table-count="1" meta:image-count="0" meta:object-count="0" meta:page-count="1" meta:paragraph-count="22" meta:word-count="118" meta:character-count="752" meta:non-whitespace-character-count="664"/>
  </office:meta>
</office:document-meta>
</file>